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Attendance17</text:p>
          </table:table-cell>
          <table:table-cell office:value-type="string" calcext:value-type="string">
            <text:p>Attendance18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Homework10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Final Exam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2.47" calcext:value-type="float">
            <text:p>92.47</text:p>
          </table:table-cell>
          <table:table-cell office:value-type="float" office:value="58" calcext:value-type="float">
            <text:p>58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57" calcext:value-type="float">
            <text:p>99.5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/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7" calcext:value-type="float">
            <text:p>86.07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.17" calcext:value-type="float">
            <text:p>96.1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/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96.3" calcext:value-type="float">
            <text:p>96.3</text:p>
          </table:table-cell>
          <table:table-cell office:value-type="float" office:value="98.8" calcext:value-type="float">
            <text:p>98.8</text:p>
          </table:table-cell>
          <table:table-cell table:formula="of:=9.5/10" office:value-type="float" office:value="0.95" calcext:value-type="float">
            <text:p>0.95</text:p>
          </table:table-cell>
          <table:table-cell/>
          <table:table-cell office:value-type="string" calcext:value-type="string">
            <text:p>Cheung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03" calcext:value-type="float">
            <text:p>99.03</text:p>
          </table:table-cell>
          <table:table-cell office:value-type="float" office:value="99.43" calcext:value-type="float">
            <text:p>99.43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9.5/26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96.57" calcext:value-type="float">
            <text:p>96.57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.5/26" office:value-type="float" office:value="0.826923076923077" calcext:value-type="float">
            <text:p>0.8269230769</text:p>
          </table:table-cell>
          <table:table-cell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.45" calcext:value-type="float">
            <text:p>56.45</text:p>
          </table:table-cell>
          <table:table-cell office:value-type="float" office:value="39.67" calcext:value-type="float">
            <text:p>39.67</text:p>
          </table:table-cell>
          <table:table-cell office:value-type="float" office:value="1" calcext:value-type="float">
            <text:p>1</text:p>
          </table:table-cell>
          <table:table-cell table:formula="of:=16/26" office:value-type="float" office:value="0.615384615384615" calcext:value-type="float">
            <text:p>0.6153846154</text:p>
          </table:table-cell>
          <table:table-cell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7" calcext:value-type="float">
            <text:p>95.77</text:p>
          </table:table-cell>
          <table:table-cell office:value-type="float" office:value="92.8" calcext:value-type="float">
            <text:p>92.8</text:p>
          </table:table-cell>
          <table:table-cell office:value-type="float" office:value="99.27" calcext:value-type="float">
            <text:p>99.2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/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76.7" calcext:value-type="float">
            <text:p>76.7</text:p>
          </table:table-cell>
          <table:table-cell office:value-type="float" office:value="79.4" calcext:value-type="float">
            <text:p>79.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.5/26" office:value-type="float" office:value="0.711538461538462" calcext:value-type="float">
            <text:p>0.7115384615</text:p>
          </table:table-cell>
          <table:table-cell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8" calcext:value-type="float">
            <text:p>88.98</text:p>
          </table:table-cell>
          <table:table-cell office:value-type="float" office:value="98.93" calcext:value-type="float">
            <text:p>98.9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/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92.8" calcext:value-type="float">
            <text:p>92.8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.87" calcext:value-type="float">
            <text:p>79.8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20.5/26" office:value-type="float" office:value="0.788461538461538" calcext:value-type="float">
            <text:p>0.7884615385</text:p>
          </table:table-cell>
          <table:table-cell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8" calcext:value-type="float">
            <text:p>68.18</text:p>
          </table:table-cell>
          <table:table-cell office:value-type="float" office:value="88.03" calcext:value-type="float">
            <text:p>88.03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4/26" office:value-type="float" office:value="0.538461538461538" calcext:value-type="float">
            <text:p>0.5384615385</text:p>
          </table:table-cell>
          <table:table-cell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  <table:table-cell table:formula="of:=17.5/26" office:value-type="float" office:value="0.673076923076923" calcext:value-type="float">
            <text:p>0.6730769231</text:p>
          </table:table-cell>
          <table:table-cell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.73" calcext:value-type="float">
            <text:p>99.73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4.8" calcext:value-type="float">
            <text:p>94.8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</text:p>
          </table:table-cell>
          <table:table-cell table:formula="of:=18/26" office:value-type="float" office:value="0.692307692307692" calcext:value-type="float">
            <text:p>0.6923076923</text:p>
          </table:table-cell>
          <table:table-cell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77" calcext:value-type="float">
            <text:p>92.7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0/26" office:value-type="float" office:value="0.769230769230769" calcext:value-type="float">
            <text:p>0.7692307692</text:p>
          </table:table-cell>
          <table:table-cell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5.73" calcext:value-type="float">
            <text:p>95.7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tanis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5/26" office:value-type="float" office:value="0.865384615384615" calcext:value-type="float">
            <text:p>0.8653846154</text:p>
          </table:table-cell>
          <table:table-cell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37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office:value-type="float" office:value="99.53" calcext:value-type="float">
            <text:p>99.53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95.07" calcext:value-type="float">
            <text:p>95.07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93.92" calcext:value-type="float">
            <text:p>93.92</text:p>
          </table:table-cell>
          <table:table-cell office:value-type="float" office:value="99.6" calcext:value-type="float">
            <text:p>99.6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3" calcext:value-type="float">
            <text:p>97.3</text:p>
          </table:table-cell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82.77" calcext:value-type="float">
            <text:p>82.77</text:p>
          </table:table-cell>
          <table:table-cell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84.8" calcext:value-type="float">
            <text:p>84.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" calcext:value-type="float">
            <text:p>97.3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17" calcext:value-type="float">
            <text:p>84.17</text:p>
          </table:table-cell>
          <table:table-cell office:value-type="float" office:value="84.83" calcext:value-type="float">
            <text:p>84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8.53" calcext:value-type="float">
            <text:p>98.53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75/23" office:value-type="float" office:value="0.945652173913043" calcext:value-type="float">
            <text:p>0.94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4" calcext:value-type="float">
            <text:p>97.4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99.4" calcext:value-type="float">
            <text:p>99.4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96.43" calcext:value-type="float">
            <text:p>96.4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99.8" calcext:value-type="float">
            <text:p>99.8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3" calcext:value-type="float">
            <text:p>86.93</text:p>
          </table:table-cell>
          <table:table-cell office:value-type="float" office:value="93.97" calcext:value-type="float">
            <text:p>93.9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96" calcext:value-type="float">
            <text:p>96</text:p>
          </table:table-cell>
          <table:table-cell office:value-type="float" office:value="98.87" calcext:value-type="float">
            <text:p>98.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18" calcext:value-type="float">
            <text:p>70.18</text:p>
          </table:table-cell>
          <table:table-cell office:value-type="float" office:value="86.98" calcext:value-type="float">
            <text:p>86.98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0.85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9.9" calcext:value-type="float">
            <text:p>99.9</text:p>
          </table:table-cell>
          <table:table-cell office:value-type="float" office:value="98.87" calcext:value-type="float">
            <text:p>98.87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2:58:14.94059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2-12T15:55:44.563828580</dc:date>
    <meta:editing-duration>PT8H7M26S</meta:editing-duration>
    <meta:editing-cycles>112</meta:editing-cycles>
    <meta:generator>LibreOffice/5.1.6.2$Linux_X86_64 LibreOffice_project/10m0$Build-2</meta:generator>
    <meta:document-statistic meta:table-count="1" meta:cell-count="1925" meta:object-count="0"/>
  </office:meta>
</office:document-meta>
</file>